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Default">
      <style:paragraph-properties fo:line-height="200%"/>
    </style:style>
    <style:style style:name="P2" style:family="paragraph" style:parent-style-name="Default">
      <style:paragraph-properties fo:line-height="200%"/>
      <style:text-properties officeooo:paragraph-rsid="000e343d"/>
    </style:style>
    <style:style style:name="P3" style:family="paragraph" style:parent-style-name="Standard">
      <style:paragraph-properties fo:line-height="200%"/>
      <style:text-properties style:text-line-through-style="none" style:text-line-through-type="none" fo:font-size="11.5pt" style:text-underline-style="none" fo:font-weight="bold" officeooo:rsid="000e343d" officeooo:paragraph-rsid="000e343d" style:font-size-asian="11.5pt" style:font-weight-asian="bold" style:font-weight-complex="bold"/>
    </style:style>
    <style:style style:name="P4" style:family="paragraph" style:parent-style-name="Default">
      <style:paragraph-properties fo:line-height="200%"/>
      <style:text-properties fo:font-size="11.5pt" fo:font-weight="bold" officeooo:rsid="000e343d" officeooo:paragraph-rsid="000e343d" style:font-size-asian="11.5pt" style:font-weight-asian="bold" style:font-weight-complex="bold"/>
    </style:style>
    <style:style style:name="P5" style:family="paragraph" style:parent-style-name="Default">
      <style:paragraph-properties fo:line-height="200%"/>
      <style:text-properties style:text-line-through-style="none" style:text-line-through-type="none" fo:font-size="11.5pt" style:text-underline-style="none" style:font-size-asian="11.5pt"/>
    </style:style>
    <style:style style:name="P6" style:family="paragraph" style:parent-style-name="Default">
      <style:paragraph-properties fo:line-height="200%"/>
      <style:text-properties style:text-line-through-style="none" style:text-line-through-type="none" fo:font-size="11.5pt" style:text-underline-style="none" officeooo:paragraph-rsid="000e343d" style:font-size-asian="11.5pt"/>
    </style:style>
    <style:style style:name="T1" style:family="text">
      <style:text-properties style:text-line-through-style="none" style:text-line-through-type="none" fo:font-size="11.5pt" style:text-underline-style="none" style:font-size-asian="11.5pt"/>
    </style:style>
    <style:style style:name="T2" style:family="text">
      <style:text-properties style:text-line-through-style="none" style:text-line-through-type="none" fo:font-size="11.5pt" style:text-underline-style="none" officeooo:rsid="000e343d" style:font-size-asian="11.5pt"/>
    </style:style>
    <style:style style:name="T3" style:family="text">
      <style:text-properties officeooo:rsid="000f62e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cknowledgements</text:p>
      <text:p text:style-name="P4"/>
      <text:p text:style-name="P4">Firstly, I would like to express my gratitude to Patrick Browne for the continuous support, patience and motivation given during the preparation of this dissertation. I cannot imagine having a better advisor and supervisor for this.</text:p>
      <text:p text:style-name="P4"><text:s/></text:p>
      <text:p text:style-name="P2"><text:span text:style-name="T1">Besides my </text:span><text:span text:style-name="T2">supervisor</text:span><text:span text:style-name="T1">, I wish to thank </text:span><text:span text:style-name="T2">the entire school of computing staff in</text:span><text:span text:style-name="T1"> the Dublin Institute of Technology who have provided an amazing </text:span><text:span text:style-name="T2">experience during the course of my studies in Kevin Street.</text:span></text:p>
      <text:p text:style-name="P6"><text:s/></text:p>
      <text:p text:style-name="P1"><text:span text:style-name="T1">My sincere thanks also goes to </text:span><text:span text:style-name="T2">a number of people who answered silly questions, gave freely their expertise and experience in many aspects of my project, especially in the run up to submission with code problems I was experiencing, none more than Nigel Hanlon, and Donovan Hutchinson for his freely available course on CSS animation and his advice throughout</text:span><text:span text:style-name="T1">.</text:span></text:p>
      <text:p text:style-name="P5"/>
      <text:p text:style-name="P2"><text:span text:style-name="T1">I also would like to express my sincere gratitude to </text:span><text:span text:style-name="T2">Robert Matthews</text:span><text:span text:style-name="T1"> for the proofreading provided. </text:span></text:p>
      <text:p text:style-name="P3">Last and certainly not least, I would like to thank my wife Siobhán, my children Cóil, Clíodhna, Doireann and Fiadh and my extended family particularly my Father in law Tom O'Neill for supporting me throughout my return to college and encouragement during the entire perio<text:span text:style-name="T3">d</text:span> and not just in the writing of this dissert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6T21:13:00</meta:creation-date>
    <dc:title>Evaluation of the potential of using open source GIS software in the engineering consultancy sector in Ireland</dc:title>
    <meta:initial-creator>Nuria Arteaga</meta:initial-creator>
    <dc:subject>MSc in Spatial Information Management</dc:subject>
    <dc:date>2015-12-30T21:50:03.468000000</dc:date>
    <meta:editing-duration>PT15M31S</meta:editing-duration>
    <meta:editing-cycles>2</meta:editing-cycles>
    <meta:generator>LibreOffice/4.4.6.3$Windows_x86 LibreOffice_project/e8938fd3328e95dcf59dd64e7facd2c7d67c704d</meta:generator>
    <meta:document-statistic meta:table-count="0" meta:image-count="0" meta:object-count="0" meta:page-count="1" meta:paragraph-count="8" meta:word-count="200" meta:character-count="1235" meta:non-whitespace-character-count="1037"/>
  </office:meta>
</office:document-meta>
</file>